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_20__28_var_29_" svg:stroke-width="0.051cm" svg:stroke-color="#808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_20__28_var_29_" svg:stroke-color="#000080" draw:fill-color="#000080" draw:textarea-vertical-align="middle" draw:auto-grow-height="false" fo:min-height="0.749cm" fo:min-width="0.499cm"/>
    </style:style>
    <style:style style:name="gr15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stroke="dash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solid" draw:stroke-dash="Fine_20_Dashed_20__28_var_29_" svg:stroke-width="0.102cm" svg:stroke-color="#0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stroke="solid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84cm" svg:height="1.397cm" svg:x="1.311cm" svg:y="1.254cm">
          <text:p text:style-name="P2">test</text:p>
          <text:p text:style-name="P2">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2.811cm">
          <text:p/>
        </draw:line>
        <draw:line draw:style-name="gr2" draw:text-style-name="P1" draw:layer="layout" svg:x1="19.656cm" svg:y1="2.651cm" svg:x2="19.656cm" svg:y2="12.811cm">
          <text:p/>
        </draw:line>
        <draw:line draw:style-name="gr2" draw:text-style-name="P1" draw:layer="layout" svg:x1="22.756cm" svg:y1="2.651cm" svg:x2="22.756cm" svg:y2="12.811cm">
          <text:p/>
        </draw:line>
        <draw:line draw:style-name="gr2" draw:text-style-name="P1" draw:layer="layout" svg:x1="9.256cm" svg:y1="2.651cm" svg:x2="9.256cm" svg:y2="12.811cm">
          <text:p/>
        </draw:line>
        <draw:line draw:style-name="gr2" draw:text-style-name="P1" draw:layer="layout" svg:x1="5.656cm" svg:y1="2.651cm" svg:x2="5.656cm" svg:y2="12.811cm">
          <text:p/>
        </draw:line>
        <draw:line draw:style-name="gr2" draw:text-style-name="P1" draw:layer="layout" svg:x1="2.456cm" svg:y1="2.651cm" svg:x2="2.456cm" svg:y2="12.811cm">
          <text:p/>
        </draw:line>
        <draw:line draw:style-name="gr3" draw:text-style-name="P1" draw:layer="layout" svg:x1="2.398cm" svg:y1="3.032cm" svg:x2="9.256cm" svg:y2="3.032cm">
          <text:p/>
        </draw:line>
        <draw:line draw:style-name="gr4" draw:text-style-name="P1" draw:layer="layout" svg:x1="5.7cm" svg:y1="3.513cm" svg:x2="9.256cm" svg:y2="3.513cm">
          <text:p/>
        </draw:line>
        <draw:line draw:style-name="gr5" draw:text-style-name="P1" draw:layer="layout" svg:x1="9.256cm" svg:y1="4.194cm" svg:x2="12.685cm" svg:y2="4.194cm">
          <text:p/>
        </draw:line>
        <draw:line draw:style-name="gr3" draw:text-style-name="P1" draw:layer="layout" svg:x1="22.762cm" svg:y1="4.848cm" svg:x2="16.412cm" svg:y2="4.848cm">
          <text:p/>
        </draw:line>
        <draw:line draw:style-name="gr4" draw:text-style-name="P1" draw:layer="layout" svg:x1="19.587cm" svg:y1="5.429cm" svg:x2="16.412cm" svg:y2="5.429cm">
          <text:p/>
        </draw:line>
        <draw:line draw:style-name="gr5" draw:text-style-name="P1" draw:layer="layout" svg:x1="9.256cm" svg:y1="8.737cm" svg:x2="12.685cm" svg:y2="8.737cm">
          <text:p/>
        </draw:line>
        <draw:custom-shape draw:style-name="gr6" draw:text-style-name="P1" draw:layer="layout" svg:width="1.27cm" svg:height="0.935cm" svg:x="9.432cm" svg:y="2.9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7cm" svg:height="0.935cm" svg:x="14.785cm" svg:y="9.20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19.588cm" svg:y1="9.329cm" svg:x2="16.413cm" svg:y2="9.329cm">
          <text:p/>
        </draw:line>
        <draw:line draw:style-name="gr9" draw:text-style-name="P1" draw:layer="layout" svg:x1="22.762cm" svg:y1="9.848cm" svg:x2="16.412cm" svg:y2="9.848cm">
          <text:p/>
        </draw:line>
        <draw:line draw:style-name="gr4" draw:text-style-name="P1" draw:layer="layout" svg:x1="9.256cm" svg:y1="10.88cm" svg:x2="5.7cm" svg:y2="10.88cm">
          <text:p/>
        </draw:line>
        <draw:line draw:style-name="gr4" draw:text-style-name="P1" draw:layer="layout" svg:x1="9.256cm" svg:y1="11.388cm" svg:x2="2.525cm" svg:y2="11.388cm">
          <text:p/>
        </draw:line>
        <draw:custom-shape draw:style-name="gr10" draw:text-style-name="P1" draw:layer="layout" svg:width="3.429cm" svg:height="0.77cm" svg:x="9.256cm" svg:y="10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2.811cm">
          <text:p/>
        </draw:line>
        <draw:line draw:style-name="gr5" draw:text-style-name="P1" draw:layer="layout" svg:x1="12.857cm" svg:y1="4.194cm" svg:x2="16.286cm" svg:y2="4.194cm">
          <text:p/>
        </draw:line>
        <draw:line draw:style-name="gr5" draw:text-style-name="P1" draw:layer="layout" svg:x1="12.857cm" svg:y1="8.737cm" svg:x2="16.286cm" svg:y2="8.737cm">
          <text:p/>
        </draw:line>
        <draw:line draw:style-name="gr11" draw:text-style-name="P1" draw:layer="layout" svg:x1="12.858cm" svg:y1="6.037cm" svg:x2="16.287cm" svg:y2="6.037cm">
          <text:p/>
        </draw:line>
        <draw:custom-shape draw:style-name="gr12" draw:text-style-name="P1" draw:layer="layout" svg:width="3.429cm" svg:height="0.77cm" svg:x="9.257cm" svg:y="6.085cm">
          <text:p/>
          <draw:enhanced-geometry svg:viewBox="0 0 21600 21600" draw:text-areas="?f0 0 ?f4 21600" draw:mirror-horizontal="false" draw:mirror-vertical="false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9.432cm" svg:y="7.42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1" draw:layer="layout" svg:width="1.27cm" svg:height="0.935cm" svg:x="14.832cm" svg:y="4.72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59cm" svg:y1="10.637cm" svg:x2="16.288cm" svg:y2="10.637cm">
          <text:p/>
        </draw:line>
        <draw:custom-shape draw:style-name="gr14" draw:text-style-name="P1" draw:layer="layout" svg:width="1.778cm" svg:height="1.316cm" svg:x="2.139cm" svg:y="17.93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g>
          <draw:line draw:style-name="gr15" draw:text-style-name="P1" draw:layer="layout" svg:x1="2.14cm" svg:y1="13.811cm" svg:x2="4.045cm" svg:y2="13.811cm">
            <text:p/>
          </draw:line>
          <draw:frame draw:style-name="gr16" draw:layer="layout" svg:width="5.502cm" svg:height="2.384cm" svg:x="4.172cm" svg:y="13.357cm">
            <draw:text-box>
              <text:p>correct read/write</text:p>
              <text:p>(or incorrect but</text:p>
              <text:p>unimportant here)</text:p>
            </draw:text-box>
          </draw:frame>
          <draw:line draw:style-name="gr17" draw:text-style-name="P1" draw:layer="layout" svg:x1="2.141cm" svg:y1="16.311cm" svg:x2="4.046cm" svg:y2="16.311cm">
            <text:p/>
          </draw:line>
          <draw:frame draw:style-name="gr16" draw:layer="layout" svg:width="5.891cm" svg:height="0.962cm" svg:x="4.17cm" svg:y="15.795cm">
            <draw:text-box>
              <text:p>incorrect read/write</text:p>
            </draw:text-box>
          </draw:frame>
          <draw:line draw:style-name="gr18" draw:text-style-name="P1" draw:layer="layout" svg:x1="2.141cm" svg:y1="17.311cm" svg:x2="4.046cm" svg:y2="17.311cm">
            <text:p/>
          </draw:line>
          <draw:frame draw:style-name="gr16" draw:layer="layout" svg:width="5.4cm" svg:height="1.673cm" svg:x="4.17cm" svg:y="16.795cm">
            <draw:text-box>
              <text:p>correct read/write</text:p>
              <text:p>of incorrect data</text:p>
            </draw:text-box>
          </draw:frame>
          <draw:line draw:style-name="gr19" draw:text-style-name="P1" draw:layer="layout" svg:x1="10.74cm" svg:y1="13.911cm" svg:x2="12.645cm" svg:y2="13.911cm">
            <text:p/>
          </draw:line>
          <draw:frame draw:style-name="gr16" draw:layer="layout" svg:width="6.103cm" svg:height="1.673cm" svg:x="12.772cm" svg:y="13.057cm">
            <draw:text-box>
              <text:p>control/</text:p>
              <text:p>correct presentation</text:p>
            </draw:text-box>
          </draw:frame>
          <draw:frame draw:style-name="gr16" draw:layer="layout" svg:width="1.802cm" svg:height="0.962cm" svg:x="4.171cm" svg:y="18.732cm">
            <draw:text-box>
              <text:p>logic</text:p>
            </draw:text-box>
          </draw:frame>
          <draw:custom-shape draw:style-name="gr10" draw:text-style-name="P1" draw:layer="layout" svg:width="1.905cm" svg:height="0.889cm" svg:x="10.676cm" svg:y="19.038cm">
            <text:p/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20" draw:layer="layout" svg:width="4.164cm" svg:height="0.962cm" svg:x="12.835cm" svg:y="19.065cm">
            <draw:text-box>
              <text:p>bug detected</text:p>
            </draw:text-box>
          </draw:frame>
          <draw:custom-shape draw:style-name="gr12" draw:text-style-name="P1" draw:layer="layout" svg:width="1.905cm" svg:height="0.889cm" svg:x="10.677cm" svg:y="17.838cm">
            <text:p/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20" draw:layer="layout" svg:width="6.733cm" svg:height="0.962cm" svg:x="12.836cm" svg:y="17.865cm">
            <draw:text-box>
              <text:p>validation (successful)</text:p>
            </draw:text-box>
          </draw:frame>
          <draw:line draw:style-name="gr19" draw:text-style-name="P1" draw:layer="layout" svg:x1="10.741cm" svg:y1="15.312cm" svg:x2="12.646cm" svg:y2="15.312cm">
            <text:p/>
          </draw:line>
          <draw:frame draw:style-name="gr16" draw:layer="layout" svg:width="6.594cm" svg:height="0.962cm" svg:x="12.773cm" svg:y="14.858cm">
            <draw:text-box>
              <text:p>incorrect presentation</text:p>
            </draw:text-box>
          </draw:frame>
          <draw:line draw:style-name="gr21" draw:text-style-name="P1" draw:layer="layout" svg:x1="10.742cm" svg:y1="16.812cm" svg:x2="12.647cm" svg:y2="16.812cm">
            <text:p/>
          </draw:line>
          <draw:frame draw:style-name="gr16" draw:layer="layout" svg:width="6.103cm" svg:height="1.673cm" svg:x="12.773cm" svg:y="15.958cm">
            <draw:text-box>
              <text:p>correct presentation</text:p>
              <text:p>of incorrect data</text:p>
            </draw:text-box>
          </draw:frame>
        </draw:g>
        <draw:line draw:style-name="gr4" draw:text-style-name="P1" draw:layer="layout" svg:x1="9.257cm" svg:y1="6.28cm" svg:x2="5.701cm" svg:y2="6.28cm">
          <text:p/>
        </draw:line>
        <draw:line draw:style-name="gr4" draw:text-style-name="P1" draw:layer="layout" svg:x1="9.257cm" svg:y1="6.788cm" svg:x2="2.526cm" svg:y2="6.788cm">
          <text:p/>
        </draw:line>
        <draw:line draw:style-name="gr4" draw:text-style-name="P1" draw:layer="layout" svg:x1="9.258cm" svg:y1="7.68cm" svg:x2="5.702cm" svg:y2="7.68cm">
          <text:p/>
        </draw:line>
        <draw:line draw:style-name="gr4" draw:text-style-name="P1" draw:layer="layout" svg:x1="9.258cm" svg:y1="8.188cm" svg:x2="2.527cm" svg:y2="8.1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1T18:07:57</dc:date>
    <dc:creator>Peter Kehl</dc:creator>
    <meta:editing-duration>PT4H41M46S</meta:editing-duration>
    <meta:editing-cycles>5</meta:editing-cycles>
    <meta:generator>LibreOffice/3.4$Unix LibreOffice_project/340m1$Build-502</meta:generator>
    <meta:document-statistic meta:object-count="57"/>
  </office:meta>
</office:document-meta>
</file>